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ize="10pt" officeooo:rsid="001a3264" officeooo:paragraph-rsid="001a3264" style:font-size-asian="10pt" style:font-size-complex="10pt"/>
    </style:style>
    <style:style style:name="P3" style:family="paragraph" style:parent-style-name="Standard">
      <style:text-properties officeooo:rsid="001a3264" officeooo:paragraph-rsid="001a3264"/>
    </style:style>
    <style:style style:name="P4" style:family="paragraph" style:parent-style-name="Standard">
      <style:paragraph-properties fo:text-align="start" style:justify-single-word="false"/>
      <style:text-properties fo:font-weight="bold" officeooo:rsid="001a3264" officeooo:paragraph-rsid="001b9665" style:font-weight-asian="bold" style:font-weight-complex="bold"/>
    </style:style>
    <style:style style:name="P5" style:family="paragraph" style:parent-style-name="Standard" style:list-style-name="L2" style:master-page-name="Standard">
      <style:paragraph-properties fo:text-align="start" style:justify-single-word="false" style:page-number="1" fo:break-before="page"/>
      <style:text-properties fo:font-weight="bold" officeooo:rsid="001a3264" officeooo:paragraph-rsid="001b966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a3264" officeooo:paragraph-rsid="001cdf03" style:font-weight-asian="bold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bold" officeooo:rsid="001d3a62" officeooo:paragraph-rsid="001d3a62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66pt" fo:font-weight="bold" officeooo:rsid="001a3264" officeooo:paragraph-rsid="001a3264" style:font-size-asian="66pt" style:font-weight-asian="bold" style:font-size-complex="66pt" style:font-weight-complex="bold"/>
    </style:style>
    <style:style style:name="P9" style:family="paragraph" style:parent-style-name="Standard" style:master-page-name="First_20_Page">
      <style:paragraph-properties style:page-number="auto"/>
      <style:text-properties fo:font-size="16pt" fo:font-weight="bold" officeooo:rsid="001a3264" officeooo:paragraph-rsid="001a3264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4pt" fo:font-weight="bold" officeooo:rsid="001a3264" officeooo:paragraph-rsid="001a326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fo:font-size="12pt" fo:font-weight="normal" officeooo:rsid="001a3264" officeooo:paragraph-rsid="001a326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a3264" officeooo:paragraph-rsid="001a326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a3264" officeooo:paragraph-rsid="001b966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b9665" officeooo:paragraph-rsid="001b9665" style:font-size-asian="10.5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officeooo:paragraph-rsid="001cdf03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bold" officeooo:rsid="001a3264" style:font-size-asian="10.5pt" style:font-weight-asian="bold" style:font-size-complex="12pt" style:font-weight-complex="bold"/>
    </style:style>
    <style:style style:name="T3" style:family="text">
      <style:text-properties officeooo:rsid="001b9665"/>
    </style:style>
    <style:style style:name="T4" style:family="text">
      <style:text-properties officeooo:rsid="001cdf03"/>
    </style:style>
    <style:style style:name="T5" style:family="text">
      <style:text-properties officeooo:rsid="001d3a62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5.8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537cm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JOSE MARÍA FERNÁNDEZ MOLINA</text:p>
      <text:p text:style-name="P10">ACCESO A DATOS</text:p>
      <text:p text:style-name="P10">2º DAM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PRÁCTICA <text:span text:style-name="T5">4</text:span></text:p>
      <text:list xml:id="list1859947592" text:style-name="L2">
        <text:list-header>
          <text:p text:style-name="P5"><text:span text:style-name="T1">Implementa un programa Java que guarde en un archivo diferentes los siguientes tipos de datos con la clase DataOutputStream:</text:span></text:p>
        </text:list-header>
        <text:list-item>
          <text:p text:style-name="P7"><text:span text:style-name="T1">Boolean</text:span></text:p>
        </text:list-item>
        <text:list-item>
          <text:p text:style-name="P7"><text:span text:style-name="T1">Int</text:span></text:p>
        </text:list-item>
        <text:list-item>
          <text:p text:style-name="P7"><text:span text:style-name="T1">Float</text:span></text:p>
        </text:list-item>
        <text:list-item>
          <text:p text:style-name="P7"><text:span text:style-name="T1">Double</text:span></text:p>
        </text:list-item>
        <text:list-item>
          <text:p text:style-name="P7"><text:span text:style-name="T1">Char</text:span></text:p>
        </text:list-item>
        <text:list-item>
          <text:p text:style-name="P7"><text:span text:style-name="T1">String</text:span></text:p>
        </text:list-item>
        <text:list-item>
          <text:p text:style-name="P7"><text:span text:style-name="T1">Byte</text:span></text:p>
        </text:list-item>
      </text:list>
      <text:p text:style-name="P12"/>
      <text:p text:style-name="P14">Se deja el código en GitHub para poder visualizarlo mejor:</text:p>
      <text:p text:style-name="P14"><text:a xlink:type="simple" xlink:href="https://github.com/X3M4/acceso_a_datos_p1-5/blob/main/practica_4/src/main/java/tema1/p4/Main.java" text:style-name="Internet_20_link" text:visited-style-name="Visited_20_Internet_20_Link">https://github.com/X3M4/acceso_a_datos_p1-5/blob/main/practica_4/src/main/java/tema1/p4/Main.java</text:a></text:p>
      <text:p text:style-name="P14"/>
      <text:p text:style-name="P13"><draw:frame text:anchor-type="paragraph" draw:z-index="0" draw:name="Marco de texto 1" draw:style-name="gr2" draw:text-style-name="P17" svg:width="16.613cm" svg:height="13.796cm" svg:x="0.09cm" svg:y="0.325cm"><draw:text-box><text:p text:style-name="P16"><text:span text:style-name="T6">package tema1.p4;</text:span></text:p><text:p text:style-name="P16"><text:span text:style-name="T6"/></text:p><text:p text:style-name="P16"><text:span text:style-name="T6">import java.io.DataInputStream;</text:span></text:p><text:p text:style-name="P16"><text:span text:style-name="T6">import java.io.DataOutputStream;</text:span></text:p><text:p text:style-name="P16"><text:span text:style-name="T6">import java.io.File;</text:span></text:p><text:p text:style-name="P16"><text:span text:style-name="T6">import java.io.FileInputStream;</text:span></text:p><text:p text:style-name="P16"><text:span text:style-name="T6">import java.io.FileOutputStream;</text:span></text:p><text:p text:style-name="P16"><text:span text:style-name="T6"/></text:p><text:p text:style-name="P16"><text:span text:style-name="T6">public class Main {</text:span></text:p><text:p text:style-name="P16"><text:span text:style-name="T6"><text:s text:c="4"/></text:span><text:span text:style-name="T6">public static void main(String[] args) {</text:span></text:p><text:p text:style-name="P16"><text:span text:style-name="T6"/></text:p><text:p text:style-name="P16"><text:span text:style-name="T6"><text:s text:c="8"/></text:span><text:span text:style-name="T6">String ruta = "practica_4/src/main/java/tema1/p4/data.dat";</text:span></text:p><text:p text:style-name="P16"><text:span text:style-name="T6"><text:s text:c="8"/></text:span><text:span text:style-name="T6">File f = new File(ruta);</text:span></text:p><text:p text:style-name="P16"><text:span text:style-name="T6"><text:s text:c="8"/></text:span><text:span text:style-name="T6">boolean b = true;</text:span></text:p><text:p text:style-name="P16"><text:span text:style-name="T6"><text:s text:c="8"/></text:span><text:span text:style-name="T6">int numero = 25000;</text:span></text:p><text:p text:style-name="P16"><text:span text:style-name="T6"><text:s text:c="8"/></text:span><text:span text:style-name="T6">float decimal = 0.25f;</text:span></text:p><text:p text:style-name="P16"><text:span text:style-name="T6"><text:s text:c="8"/></text:span><text:span text:style-name="T6">double d = 0.00002567;</text:span></text:p><text:p text:style-name="P16"><text:span text:style-name="T6"><text:s text:c="8"/></text:span><text:span text:style-name="T6">char caracter = 'z';</text:span></text:p><text:p text:style-name="P16"><text:span text:style-name="T6"><text:s text:c="8"/></text:span><text:span text:style-name="T6">String linea = "Desarrollo de Aplicaciones Multiplataforma";</text:span></text:p><text:p text:style-name="P16"><text:span text:style-name="T6"><text:s text:c="8"/></text:span><text:span text:style-name="T6">byte bt = -128;</text:span></text:p><text:p text:style-name="P16"><text:span text:style-name="T6"/></text:p><text:p text:style-name="P16"><text:span text:style-name="T6"><text:s text:c="8"/></text:span><text:span text:style-name="T6">//Se prueba si el archivo existe y de no existir lo crea y guarda los datos llamando a guardaDatos.</text:span></text:p><text:p text:style-name="P16"><text:span text:style-name="T6"><text:s text:c="8"/></text:span><text:span text:style-name="T6">//De otra manera solo guarda datos</text:span></text:p><text:p text:style-name="P16"><text:span text:style-name="T6"><text:s text:c="8"/></text:span><text:span text:style-name="T6">try {</text:span></text:p><text:p text:style-name="P16"><text:span text:style-name="T6"><text:s text:c="12"/></text:span><text:span text:style-name="T6">if (!f.exists()) {</text:span></text:p><text:p text:style-name="P16"><text:span text:style-name="T6"><text:s text:c="16"/></text:span><text:span text:style-name="T6">f.createNewFile();</text:span></text:p><text:p text:style-name="P16"><text:span text:style-name="T6"><text:s text:c="16"/></text:span><text:span text:style-name="T6">guardaDatos(ruta, b, numero, decimal, d, caracter, linea, bt);</text:span></text:p><text:p text:style-name="P16"><text:span text:style-name="T6"><text:s text:c="16"/></text:span><text:span text:style-name="T6">System.out.println("Datos guardados");</text:span></text:p><text:p text:style-name="P16"><text:span text:style-name="T6"><text:s text:c="12"/></text:span><text:span text:style-name="T6">} else {</text:span></text:p><text:p text:style-name="P16"><text:span text:style-name="T6"><text:s text:c="16"/></text:span><text:span text:style-name="T6">System.out.println("El archivo ya existe y solamente se guardarán los datos");</text:span></text:p><text:p text:style-name="P16"><text:span text:style-name="T6"><text:s text:c="16"/></text:span><text:span text:style-name="T6">guardaDatos(ruta, b, numero, decimal, d, caracter, linea, bt);</text:span></text:p><text:p text:style-name="P16"><text:span text:style-name="T6"><text:s text:c="16"/></text:span><text:span text:style-name="T6">System.out.println("Datos guardados");</text:span></text:p><text:p text:style-name="P16"><text:span text:style-name="T6"><text:s text:c="12"/></text:span><text:span text:style-name="T6">}</text:span></text:p><text:p text:style-name="P16"><text:span text:style-name="T6"><text:s text:c="12"/></text:span></text:p></draw:text-box></draw:frame></text:p>
      <text:p text:style-name="P12"/>
      <text:p text:style-name="P11"><draw:frame text:anchor-type="paragraph" draw:z-index="1" draw:name="Marco de texto 2" draw:style-name="gr1" draw:text-style-name="P17" svg:width="17.292cm" svg:height="23.127cm" svg:x="-0.155cm" svg:y="0.399cm"><draw:text-box><text:p text:style-name="P16"><text:span text:style-name="T6">//Llama a imprimeDatos para imprimir las variables por pantalla</text:span></text:p><text:p text:style-name="P16"><text:span text:style-name="T6"><text:s text:c="12"/></text:span><text:span text:style-name="T6">imprimeDatos(ruta);</text:span></text:p><text:p text:style-name="P16"><text:span text:style-name="T6"><text:s text:c="8"/></text:span><text:span text:style-name="T6">} catch (Exception e) {</text:span></text:p><text:p text:style-name="P16"><text:span text:style-name="T6"><text:s text:c="12"/></text:span><text:span text:style-name="T6">System.out.println("No se puede acceder o crear el fichero");</text:span></text:p><text:p text:style-name="P16"><text:span text:style-name="T6"><text:s text:c="8"/></text:span><text:span text:style-name="T6">}</text:span></text:p><text:p text:style-name="P16"><text:span text:style-name="T6"/></text:p><text:p text:style-name="P16"><text:span text:style-name="T6"><text:s text:c="4"/></text:span><text:span text:style-name="T6">}</text:span></text:p><text:p text:style-name="P16"><text:span text:style-name="T6"><text:s text:c="4"/></text:span><text:span text:style-name="T6">public static void guardaDatos(String ruta, boolean b, int numero, float decimal, double d, char caracter,</text:span></text:p><text:p text:style-name="P16"><text:span text:style-name="T6"><text:s text:c="12"/></text:span><text:span text:style-name="T6">String linea, Byte bt) {</text:span></text:p><text:p text:style-name="P16"><text:span text:style-name="T6"><text:s text:c="8"/></text:span><text:span text:style-name="T6">FileOutputStream fos = null;</text:span></text:p><text:p text:style-name="P16"><text:span text:style-name="T6"><text:s text:c="8"/></text:span><text:span text:style-name="T6">DataOutputStream dos = null;</text:span></text:p><text:p text:style-name="P16"><text:span text:style-name="T6"><text:s text:c="8"/></text:span><text:span text:style-name="T6">try {</text:span></text:p><text:p text:style-name="P16"><text:span text:style-name="T6"><text:s text:c="12"/></text:span><text:span text:style-name="T6">fos = new FileOutputStream(ruta);</text:span></text:p><text:p text:style-name="P16"><text:span text:style-name="T6"><text:s text:c="12"/></text:span><text:span text:style-name="T6">dos = new DataOutputStream(fos);</text:span></text:p><text:p text:style-name="P16"><text:span text:style-name="T6"/></text:p><text:p text:style-name="P16"><text:span text:style-name="T6"><text:s text:c="12"/></text:span><text:span text:style-name="T6">dos.writeBoolean(b);</text:span></text:p><text:p text:style-name="P16"><text:span text:style-name="T6"><text:s text:c="12"/></text:span><text:span text:style-name="T6">dos.writeInt(numero);</text:span></text:p><text:p text:style-name="P16"><text:span text:style-name="T6"><text:s text:c="12"/></text:span><text:span text:style-name="T6">dos.writeFloat(decimal);</text:span></text:p><text:p text:style-name="P16"><text:span text:style-name="T6"><text:s text:c="12"/></text:span><text:span text:style-name="T6">dos.writeDouble(d);</text:span></text:p><text:p text:style-name="P16"><text:span text:style-name="T6"><text:s text:c="12"/></text:span><text:span text:style-name="T6">dos.writeChar(caracter);</text:span></text:p><text:p text:style-name="P16"><text:span text:style-name="T6"><text:s text:c="12"/></text:span><text:span text:style-name="T6">dos.writeUTF(linea);</text:span></text:p><text:p text:style-name="P16"><text:span text:style-name="T6"><text:s text:c="12"/></text:span><text:span text:style-name="T6">dos.writeByte(bt);</text:span></text:p><text:p text:style-name="P16"><text:span text:style-name="T6"><text:s text:c="8"/></text:span><text:span text:style-name="T6">} catch (Exception e) {</text:span></text:p><text:p text:style-name="P16"><text:span text:style-name="T6"><text:s text:c="12"/></text:span><text:span text:style-name="T6">System.out.println("NO ha sido posible guardar los datos");</text:span></text:p><text:p text:style-name="P16"><text:span text:style-name="T6"><text:s text:c="8"/></text:span><text:span text:style-name="T6">} finally {</text:span></text:p><text:p text:style-name="P16"><text:span text:style-name="T6"><text:s text:c="12"/></text:span><text:span text:style-name="T6">try {</text:span></text:p><text:p text:style-name="P16"><text:span text:style-name="T6"><text:s text:c="16"/></text:span><text:span text:style-name="T6">fos.close();</text:span></text:p><text:p text:style-name="P16"><text:span text:style-name="T6"><text:s text:c="16"/></text:span><text:span text:style-name="T6">dos.close();</text:span></text:p><text:p text:style-name="P16"><text:span text:style-name="T6"><text:s text:c="12"/></text:span><text:span text:style-name="T6">} catch (Exception e) {</text:span></text:p><text:p text:style-name="P16"><text:span text:style-name="T6"><text:s text:c="16"/></text:span><text:span text:style-name="T6">System.out.println("No se pudieron cerrar los procesos correctamente");</text:span></text:p><text:p text:style-name="P16"><text:span text:style-name="T6"><text:s text:c="12"/></text:span><text:span text:style-name="T6">}</text:span></text:p><text:p text:style-name="P16"><text:span text:style-name="T6"><text:s text:c="8"/></text:span><text:span text:style-name="T6">}</text:span></text:p><text:p text:style-name="P16"><text:span text:style-name="T6"/></text:p><text:p text:style-name="P16"><text:span text:style-name="T6"><text:s text:c="4"/></text:span><text:span text:style-name="T6">}</text:span></text:p><text:p text:style-name="P16"><text:span text:style-name="T6"><text:s text:c="4"/></text:span><text:span text:style-name="T6">public static void imprimeDatos(String ruta) {</text:span></text:p><text:p text:style-name="P16"><text:span text:style-name="T6"><text:s text:c="8"/></text:span><text:span text:style-name="T6">try {</text:span></text:p><text:p text:style-name="P16"><text:span text:style-name="T6"><text:s text:c="12"/></text:span><text:span text:style-name="T6">FileInputStream fis = new FileInputStream(ruta);</text:span></text:p><text:p text:style-name="P16"><text:span text:style-name="T6"><text:s text:c="12"/></text:span><text:span text:style-name="T6">DataInputStream dis = new DataInputStream(fis);</text:span></text:p><text:p text:style-name="P16"><text:span text:style-name="T6"/></text:p><text:p text:style-name="P16"><text:span text:style-name="T6"><text:s text:c="12"/></text:span><text:span text:style-name="T6">boolean b = dis.readBoolean();</text:span></text:p><text:p text:style-name="P16"><text:span text:style-name="T6"><text:s text:c="12"/></text:span><text:span text:style-name="T6">int numero = dis.readInt();</text:span></text:p><text:p text:style-name="P16"><text:span text:style-name="T6"><text:s text:c="12"/></text:span><text:span text:style-name="T6">float decimal = dis.readFloat();</text:span></text:p><text:p text:style-name="P16"><text:span text:style-name="T6"><text:s text:c="12"/></text:span><text:span text:style-name="T6">double d = dis.readDouble();</text:span></text:p><text:p text:style-name="P16"><text:span text:style-name="T6"><text:s text:c="12"/></text:span><text:span text:style-name="T6">char caracter = dis.readChar();</text:span></text:p><text:p text:style-name="P16"><text:span text:style-name="T6"><text:s text:c="12"/></text:span><text:span text:style-name="T6">String linea = dis.readUTF();</text:span></text:p><text:p text:style-name="P16"><text:span text:style-name="T6"><text:s text:c="12"/></text:span><text:span text:style-name="T6">byte bt = dis.readByte();</text:span></text:p><text:p text:style-name="P16"><text:span text:style-name="T6"/></text:p><text:p text:style-name="P16"><text:span text:style-name="T6"><text:s text:c="12"/></text:span><text:span text:style-name="T6">System.out.printf("boolean: %b\ndecimal: %d\nfloat: %f\ndouble: %f\nchar: %c\nString: %s\nbyte: %d\n", b,numero,decimal,d, caracter, linea, bt);</text:span></text:p><text:p text:style-name="P16"><text:span text:style-name="T6"/></text:p><text:p text:style-name="P16"><text:span text:style-name="T6"><text:s text:c="12"/></text:span><text:span text:style-name="T6">dis.close();</text:span></text:p><text:p text:style-name="P16"><text:span text:style-name="T6"><text:s text:c="8"/></text:span><text:span text:style-name="T6">} catch (Exception e) {</text:span></text:p><text:p text:style-name="P16"><text:span text:style-name="T6"><text:s text:c="12"/></text:span><text:span text:style-name="T6">System.out.println("Error al leer los datos");</text:span></text:p><text:p text:style-name="P16"><text:span text:style-name="T6"><text:s text:c="8"/></text:span><text:span text:style-name="T6">}</text:span></text:p><text:p text:style-name="P16"><text:span text:style-name="T6"><text:s text:c="4"/></text:span><text:span text:style-name="T6">}</text:span></text:p><text:p text:style-name="P16"><text:span text:style-name="T6"/></text:p><text:p text:style-name="P16"><text:span text:style-name="T6">}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rsid="001a3264" officeooo:paragraph-rsid="001a3264" style:font-size-asian="10pt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1d3a6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cceso a Datos<text:tab/><text:tab/>Práctica <text:span text:style-name="MT1">4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08:19:50.346338458</meta:creation-date>
    <dc:date>2023-09-23T09:08:52.140448617</dc:date>
    <meta:editing-duration>PT49M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4" meta:paragraph-count="16" meta:word-count="62" meta:character-count="406" meta:non-whitespace-character-count="367"/>
  </office:meta>
</office:document-meta>
</file>